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 fo:language="en" fo:country="US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language="en" fo:country="US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anguage="en" fo:country="US" style:font-size-asian="12pt"/>
    </style:style>
    <style:style style:name="T21" style:family="text">
      <style:text-properties fo:font-size="12pt" fo:language="en" fo:country="US" fo:font-weight="normal" style:font-size-asian="12pt" style:font-weight-asian="normal"/>
    </style:style>
    <style:style style:name="T22" style:family="text">
      <style:text-properties fo:font-size="12pt" fo:font-weight="normal" style:font-size-asian="12pt" style:font-weight-asian="normal"/>
    </style:style>
    <style:style style:name="T23" style:family="text">
      <style:text-properties style:text-position="super 65%" style:font-name="Arial" fo:font-size="9pt" style:font-size-asian="9pt" style:font-size-complex="9pt"/>
    </style:style>
    <style:style style:name="T24" style:family="text">
      <style:text-properties style:text-position="super 65%" style:font-name="Arial" fo:font-size="9pt" fo:language="en" fo:country="US" style:font-size-asian="9pt" style:font-size-complex="9pt"/>
    </style:style>
    <style:style style:name="T25" style:family="text">
      <style:text-properties style:text-position="sub 65%" style:font-name="Arial" fo:font-size="9pt" fo:language="en" fo:country="US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rk_serial</text:span></text:p>
      <text:p text:style-name="P14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17"/>
      <text:p text:style-name="P23">Поверка проводилась на базе УП «АТОМТЕХ», в нормальных климатических условиях при температуре <text:span text:style-name="T9">Т</text:span> = <text:span text:style-name="T12"><text:s/></text:span><text:span text:style-name="T10">$temp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</text:span><text:span text:style-name="T10">$vlag </text:span><text:s/>%, внешнем фоне γ-излучения <text:span text:style-name="T7">H</text:span>*(10) = <text:span text:style-name="T12"><text:s/></text:span><text:span text:style-name="T10">$bground </text:span><text:s/>нЗв/ч, <text:s/>согласно методике, изложенной в <text:span text:style-name="T17">МП.</text:span><text:span text:style-name="T18">854</text:span><text:span text:style-name="T17">-20</text:span><text:span text:style-name="T18">20</text:span></text:p>
      <text:p text:style-name="P15"><text:span text:style-name="T8">1. С</text:span>редства <text:span text:style-name="T8">поверки</text:span></text:p>
      <text:p text:style-name="P13">а)<text:tab/>Эталонные средства измерений:</text:p>
      <text:p text:style-name="P24">- $facility_src_cs_rus<text:span text:style-name="T16">;</text:span></text:p>
      <text:p text:style-name="P16">2. Поверка блоков детектирования </text:p>
      <text:p text:style-name="P13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5">- контроль работоспособности<text:tab/></text:p>
      <text:p text:style-name="P13"><text:span text:style-name="T8">б</text:span>)<text:tab/><text:span text:style-name="Основной_20_шрифт_20_абзаца"><text:span text:style-name="T19">Определение чувствительности прибора с </text:span></text:span><text:span text:style-name="Основной_20_шрифт_20_абзаца"><text:span text:style-name="T20">$type</text:span></text:span><text:span text:style-name="Основной_20_шрифт_20_абзаца"><text:span text:style-name="T19"> </text:span></text:span><text:span text:style-name="Основной_20_шрифт_20_абзаца"><text:span text:style-name="T20">$container</text:span></text:span></text:p>
      <text:p text:style-name="P18"><text:span text:style-name="Основной_20_шрифт_20_абзаца"><text:span text:style-name="T22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1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1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с</text:span><text:span text:style-name="Основной_20_шрифт_20_абзаца"><text:span text:style-name="T23">-1</text:span></text:span><text:span text:style-name="T3">·кБк</text:span><text:span text:style-name="Основной_20_шрифт_20_абзаца"><text:span text:style-name="T23">-1</text:span></text:span></text:p>
          </table:table-cell>
          <table:table-cell table:style-name="t1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1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  <table:table-cell table:style-name="t1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</table:table-row>
        <table:table-row table:style-name="t1.1">
          <table:table-cell table:style-name="t1.A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table-cell table:style-name="t1.B3" office:value-type="string">
            <text:p text:style-name="P22">Результаты измерения</text:p>
          </table:table-cell>
          <table:table-cell table:style-name="t1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1</text:p>
          </table:table-cell>
          <table:table-cell table:style-name="t1.B4" table:number-rows-spanned="5" office:value-type="string">
            <text:p text:style-name="P27">$bg_avr1</text:p>
          </table:table-cell>
          <table:table-cell table:style-name="t1.C4" office:value-type="string">
            <text:p text:style-name="P8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1">± <text:span text:style-name="T5">$pog_delt1</text:span></text:p>
          </table:table-cell>
        </table:table-row>
        <table:table-row table:style-name="t1.1">
          <table:table-cell table:style-name="t1.A4" office:value-type="string">
            <text:p text:style-name="P8">$1-12</text:p>
          </table:table-cell>
          <table:covered-table-cell/>
          <table:table-cell table:style-name="t1.C4" office:value-type="string">
            <text:p text:style-name="P8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8">$1-13</text:p>
          </table:table-cell>
          <table:covered-table-cell/>
          <table:table-cell table:style-name="t1.C4" office:value-type="string">
            <text:p text:style-name="P8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8">$1-14</text:p>
          </table:table-cell>
          <table:covered-table-cell/>
          <table:table-cell table:style-name="t1.C4" office:value-type="string">
            <text:p text:style-name="P8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8">$1-15</text:p>
          </table:table-cell>
          <table:covered-table-cell/>
          <table:table-cell table:style-name="t1.C8" office:value-type="string">
            <text:p text:style-name="P8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2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2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с</text:span><text:span text:style-name="Основной_20_шрифт_20_абзаца"><text:span text:style-name="T23">-1</text:span></text:span><text:span text:style-name="T3">·кБк</text:span><text:span text:style-name="Основной_20_шрифт_20_абзаца"><text:span text:style-name="T23">-1</text:span></text:span></text:p>
          </table:table-cell>
          <table:table-cell table:style-name="t2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2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  <table:table-cell table:style-name="t2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</table:table-row>
        <table:table-row table:style-name="t2.1">
          <table:table-cell table:style-name="t2.A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table-cell table:style-name="t2.B3" office:value-type="string">
            <text:p text:style-name="P22">Результаты измерения</text:p>
          </table:table-cell>
          <table:table-cell table:style-name="t2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5">$2-</text:span>11</text:p>
          </table:table-cell>
          <table:table-cell table:style-name="t2.B4" table:number-rows-spanned="5" office:value-type="string">
            <text:p text:style-name="P27">$bg_avr2</text:p>
          </table:table-cell>
          <table:table-cell table:style-name="t2.C4" office:value-type="string">
            <text:p text:style-name="P8"><text:span text:style-name="T5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1">± <text:span text:style-name="T5">$pog_delt2</text:span></text:p>
          </table:table-cell>
        </table:table-row>
        <table:table-row table:style-name="t2.1">
          <table:table-cell table:style-name="t2.A4" office:value-type="string">
            <text:p text:style-name="P8"><text:span text:style-name="T5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8"><text:span text:style-name="T5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8"><text:span text:style-name="T5">$2-</text:span>15</text:p>
          </table:table-cell>
          <table:covered-table-cell/>
          <table:table-cell table:style-name="t2.C8" office:value-type="string">
            <text:p text:style-name="P8">$<text:span text:style-name="T5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3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3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с</text:span><text:span text:style-name="Основной_20_шрифт_20_абзаца"><text:span text:style-name="T23">-1</text:span></text:span><text:span text:style-name="T3">·кБк</text:span><text:span text:style-name="Основной_20_шрифт_20_абзаца"><text:span text:style-name="T23">-1</text:span></text:span></text:p>
          </table:table-cell>
          <table:table-cell table:style-name="t3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3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  <table:table-cell table:style-name="t3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</table:table-row>
        <table:table-row table:style-name="t3.1">
          <table:table-cell table:style-name="t3.A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table-cell table:style-name="t3.B3" office:value-type="string">
            <text:p text:style-name="P22">Результаты измерения</text:p>
          </table:table-cell>
          <table:table-cell table:style-name="t3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<text:span text:style-name="T5">$3-</text:span>11</text:p>
          </table:table-cell>
          <table:table-cell table:style-name="t3.B4" table:number-rows-spanned="5" office:value-type="string">
            <text:p text:style-name="P27">$bg_avr3</text:p>
          </table:table-cell>
          <table:table-cell table:style-name="t3.C4" office:value-type="string">
            <text:p text:style-name="P8"><text:span text:style-name="T5">$3-</text:span>2<text:span text:style-name="T5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1">± <text:span text:style-name="T5">$pog_delt3</text:span>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8">$<text:span text:style-name="T5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4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1">Измеренное значение скорости счета фон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columns-spanned="2" office:value-type="string">
            <text:p text:style-name="P21">Измеренное значение скорости счета от эталонного источника,</text:p>
            <text:p text:style-name="P20"><text:span text:style-name="T3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rows-spanned="2" office:value-type="string">
            <text:p text:style-name="P21">Активность источника,</text:p>
            <text:p text:style-name="P21">кБк</text:p>
          </table:table-cell>
          <table:table-cell table:style-name="t4.C2" table:number-rows-spanned="2" office:value-type="string">
            <text:p text:style-name="P21">Расчетное значение чувствитель-ности БД</text:p>
            <text:p text:style-name="P20"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с</text:span><text:span text:style-name="Основной_20_шрифт_20_абзаца"><text:span text:style-name="T23">-1</text:span></text:span><text:span text:style-name="T3">·кБк</text:span><text:span text:style-name="Основной_20_шрифт_20_абзаца"><text:span text:style-name="T23">-1</text:span></text:span></text:p>
          </table:table-cell>
          <table:table-cell table:style-name="t4.C2" table:number-rows-spanned="2" office:value-type="string">
            <text:p text:style-name="P21">Абсолютная <text:span text:style-name="T5">погрешность</text:span> <text:span text:style-name="T5">чувствитель-ности</text:span> БД</text:p>
            <text:p text:style-name="P20"><text:span text:style-name="T3">Δ=</text:span><text:span text:style-name="T4">$delt4</text:span><text:span text:style-name="T3">-</text:span><text:span text:style-name="Основной_20_шрифт_20_абзаца"><text:span text:style-name="T4">S</text:span></text:span><text:span text:style-name="Основной_20_шрифт_20_абзаца"><text:span text:style-name="T25">p</text:span></text:span><text:span text:style-name="T3">, </text:span>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  <table:table-cell table:style-name="t4.H2" table:number-rows-spanned="2" office:value-type="string">
            <text:p text:style-name="P21">Условие соответствия по ТУ</text:p>
            <text:p text:style-name="P21">Δ, не более </text:p>
            <text:p text:style-name="P20"><text:span text:style-name="Основной_20_шрифт_20_абзаца"><text:span text:style-name="T4">с</text:span></text:span><text:span text:style-name="Основной_20_шрифт_20_абзаца"><text:span text:style-name="T24">-1</text:span></text:span><text:span text:style-name="Основной_20_шрифт_20_абзаца"><text:span text:style-name="T4">·</text:span></text:span><text:span text:style-name="T3">кБк</text:span><text:span text:style-name="Основной_20_шрифт_20_абзаца"><text:span text:style-name="T23">-1</text:span></text:span></text:p>
          </table:table-cell>
        </table:table-row>
        <table:table-row table:style-name="t4.1">
          <table:table-cell table:style-name="t4.A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table-cell table:style-name="t4.B3" office:value-type="string">
            <text:p text:style-name="P22">Результаты измерения</text:p>
          </table:table-cell>
          <table:table-cell table:style-name="t4.B3" office:value-type="string">
            <text:p text:style-name="P2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<text:span text:style-name="T5">$4-</text:span>11</text:p>
          </table:table-cell>
          <table:table-cell table:style-name="t4.B4" table:number-rows-spanned="5" office:value-type="string">
            <text:p text:style-name="P27">$bg_avr4</text:p>
          </table:table-cell>
          <table:table-cell table:style-name="t4.C4" office:value-type="string">
            <text:p text:style-name="P8">$<text:span text:style-name="T5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1">± <text:span text:style-name="T5">$pog_delt4</text:span>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8">$<text:span text:style-name="T5">4</text:span>-13</text:p>
          </table:table-cell>
          <table:covered-table-cell/>
          <table:table-cell table:style-name="t4.C4" office:value-type="string">
            <text:p text:style-name="P8">$<text:span text:style-name="T5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8"><text:span text:style-name="T5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6:10.20</dc:date>
    <meta:editing-duration>P3DT2H23M6S</meta:editing-duration>
    <meta:editing-cycles>317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78" meta:character-count="3006"/>
  </office:meta>
</office:document-meta>
</file>